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6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5.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8.2cm" svg:height="3cm" svg:x="6.3cm" svg:y="6.9cm">
          <text:p text:style-name="P1">プレイヤーは射線上か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9cm" svg:height="1.8cm" svg:x="7.5cm" svg:y="11.7cm">
          <text:p text:style-name="P1">発射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cm" svg:y1="9.9cm" svg:x2="10.45cm" svg:y2="11.7cm" draw:start-shape="id1" draw:start-glue-point="6" draw:end-shape="id2" draw:end-glue-point="0" svg:d="M10400 9900v901h50v899" svg:viewBox="0 0 51 1801">
          <text:p text:style-name="P1">Yes</text:p>
        </draw:connector>
        <draw:custom-shape draw:style-name="gr2" draw:text-style-name="P1" xml:id="id3" draw:id="id3" draw:layer="layout" svg:width="5.9cm" svg:height="1.8cm" svg:x="7.5cm" svg:y="15.8cm">
          <text:p text:style-name="P1">n秒待機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45cm" svg:y1="13.5cm" svg:x2="10.45cm" svg:y2="15.8cm" draw:start-shape="id2" draw:start-glue-point="2" draw:end-shape="id3" svg:d="M10450 13500v2300" svg:viewBox="0 0 1 2301">
          <text:p/>
        </draw:connector>
        <draw:connector draw:style-name="gr4" draw:text-style-name="P1" draw:layer="layout" draw:line-skew="0cm 2.998cm" svg:x1="10.45cm" svg:y1="17.6cm" svg:x2="10.4cm" svg:y2="6.9cm" draw:start-shape="id3" draw:start-glue-point="2" draw:end-shape="id1" draw:end-glue-point="4" svg:d="M10450 17600v501h7550v-11702h-7600v501" svg:viewBox="0 0 7601 11703">
          <text:p/>
        </draw:connector>
        <draw:connector draw:style-name="gr3" draw:text-style-name="P1" draw:layer="layout" svg:x1="6.3cm" svg:y1="8.4cm" svg:x2="10.4cm" svg:y2="6.9cm" draw:start-shape="id1" draw:start-glue-point="5" draw:end-shape="id1" draw:end-glue-point="4" svg:d="M6300 8400h-501v-2001h4601v501" svg:viewBox="0 0 4602 2002">
          <text:p text:style-name="P1">No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0T21:24:37.787000000</meta:creation-date>
    <dc:date>2020-03-10T21:29:40.789000000</dc:date>
    <meta:editing-duration>PT5M4S</meta:editing-duration>
    <meta:editing-cycles>1</meta:editing-cycles>
    <meta:document-statistic meta:object-count="7"/>
    <meta:generator>LibreOffice/6.3.3.2$Windows_X86_64 LibreOffice_project/a64200df03143b798afd1ec74a12ab50359878ed</meta:generator>
  </office:meta>
</office:document-meta>
</file>